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C000002D0A0D665ECD8A90F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12772" officeooo:paragraph-rsid="00112772"/>
    </style:style>
    <style:style style:name="P2" style:family="paragraph" style:parent-style-name="Standard">
      <style:text-properties style:font-name="Liberation Sans" officeooo:rsid="0012ebe6" officeooo:paragraph-rsid="0012eb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 : Jeux de briques</text:p>
      <text:p text:style-name="P1"><draw:frame draw:style-name="fr1" draw:name="Image1" text:anchor-type="char" svg:x="0cm" svg:y="0.12cm" svg:width="19.001cm" svg:height="14.072cm" draw:z-index="0"><draw:image xlink:href="Pictures/10000001000003CC000002D0A0D665ECD8A90FFA.png" xlink:type="simple" xlink:show="embed" xlink:actuate="onLoad" draw:mime-type="image/png"/></draw:frame></text:p>
      <text:p text:style-name="P2">Acti<draw:frame draw:style-name="fr1" draw:name="Image2" text:anchor-type="char" svg:x="0.771cm" svg:y="0.586cm" svg:width="17.161cm" svg:height="12.711cm" draw:z-index="1"><draw:image xlink:href="Pictures/10000001000003CC000002D0A0D665ECD8A90FFA.png" xlink:type="simple" xlink:show="embed" xlink:actuate="onLoad" draw:mime-type="image/png"/></draw:frame>vité : Jeux de briqu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7:30:53.822000000</meta:creation-date>
    <dc:date>2024-11-22T07:32:28.682000000</dc:date>
    <meta:editing-duration>PT1M34S</meta:editing-duration>
    <meta:editing-cycles>2</meta:editing-cycles>
    <meta:generator>LibreOffice/7.4.3.2$Windows_X86_64 LibreOffice_project/1048a8393ae2eeec98dff31b5c133c5f1d08b890</meta:generator>
    <meta:document-statistic meta:table-count="0" meta:image-count="2" meta:object-count="0" meta:page-count="1" meta:paragraph-count="2" meta:word-count="10" meta:character-count="52" meta:non-whitespace-character-count="44"/>
  </office:meta>
</office:document-meta>
</file>